
<file path=META-INF/manifest.xml><?xml version="1.0" encoding="UTF-8"?>
<manifest:manifest xmlns:manifest="urn:oasis:names:tc:opendocument:xmlns:manifest:1.0" office:version="1.1"><manifest:file-entry manifest:media-type="application/vnd.oasis.opendocument.text" manifest:full-path="/"/><manifest:file-entry manifest:media-type="text/xml" manifest:full-path="content.xml"/><manifest:file-entry manifest:media-type="text/xml" manifest:full-path="styles.xml"/><manifest:file-entry manifest:media-type="text/xml" manifest:full-path="meta.xml"/></manifest:manifest>
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 xmlns:table="urn:oasis:names:tc:opendocument:xmlns:table:1.0" xmlns:style="urn:oasis:names:tc:opendocument:xmlns:style:1.0" xmlns:fo="urn:oasis:names:tc:opendocument:xmlns:xsl-fo-compatible:1.0" xmlns:xlink="http://www.w3.org/1999/xlink" office:version="1.1">
  <office:automatic-styles/>
  <office:body>
    <office:text>
      <text:p>Name: Pascal Kuck</text:p>
      <text:p>Startdatum: 2011-01-01 00:00:00</text:p>
      <text:p>Anzahl Tage übermittelt: 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table="urn:oasis:names:tc:opendocument:xmlns:table:1.0" xmlns:xlink="http://www.w3.org/1999/xlink" office:version="1.1">
  <office:font-face-decls>
    <style:font-face style:name="Courier" svg:font-family="Courier" style:font-family-generic="modern" style:font-pitch="fixed"/>
    <style:font-face style:name="DejaVu Serif" svg:font-family="&amp;apos;DejaVu Serif&amp;apos;" style:font-family-generic="roman" style:font-pitch="variable"/>
    <style:font-face style:name="Times New Roman" svg:font-family="&amp;apos;Times New Roman&amp;apos;" style:font-family-generic="roman" style:font-pitch="variable"/>
    <style:font-face style:name="DejaVu Sans" svg:font-family="&amp;apos;DejaVu Sans&amp;apos;" style:font-family-generic="swiss" style:font-pitch="variable"/>
    <style:font-face style:name="Verdana" svg:font-family="Verdana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xmlns:dc="http://purl.org/dc/elements/1.1/" office:version="1.1">
  <office:meta>
    <meta:generator>PHP-ODT 0.3</meta:generator>
    <meta:creation-date>2018-04-25T15:50:29</meta:creation-date>
  </office:meta>
</office:document-meta>
</file>